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Candar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style:font-name="Liberation Sans Narrow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Segoe U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Segoe UI Semibol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78cm">
          <draw:text-box>
            <text:p text:style-name="P1"><text:span text:style-name="T1">HYMN #562</text:span></text:p>
            <text:p text:style-name="P1"><text:span text:style-name="T2">“</text:span><text:span text:style-name="T2">All Mankind Fell in Adam’s Fal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1. </text:span><text:span text:style-name="T4">All mankind fell in Adam’s fall;</text:span></text:p>
            <text:p text:style-name="P4"><text:span text:style-name="T4">One common sin infects us all.</text:span></text:p>
            <text:p text:style-name="P4"><text:span text:style-name="T4">From one to all the curse descends,</text:span></text:p>
            <text:p text:style-name="P4"><text:span text:style-name="T4">And over all God’s wrath impe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5" draw:layer="layout" svg:width="24.384cm" svg:height="7.044cm" svg:x="1.778cm" svg:y="0.576cm">
          <draw:text-box>
            <text:p text:style-name="P4"><text:span text:style-name="T3">2. </text:span><text:span text:style-name="T5">Through all our pow’rs corruption creeps</text:span></text:p>
            <text:p text:style-name="P4"><text:span text:style-name="T4">And us in dreadful bondage keeps;</text:span></text:p>
            <text:p text:style-name="P4"><text:span text:style-name="T4">In guilt we draw our infant breath</text:span></text:p>
            <text:p text:style-name="P4"><text:span text:style-name="T4">And reap its fruits of woe and d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3. </text:span><text:span text:style-name="T4">From hearts depraved, to evil prone,</text:span></text:p>
            <text:p text:style-name="P4"><text:span text:style-name="T4">Flow thoughts and deeds of sin alone;</text:span></text:p>
            <text:p text:style-name="P4"><text:span text:style-name="T4">God’s image lost, the darkened soul</text:span></text:p>
            <text:p text:style-name="P4"><text:span text:style-name="T4">Seeks not nor finds its heavenly go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4. </text:span><text:span text:style-name="T4">But Christ the second Adam, came</text:span></text:p>
            <text:p text:style-name="P4"><text:span text:style-name="T4">To bear our sin and woe and shame,</text:span></text:p>
            <text:p text:style-name="P4"><text:span text:style-name="T4">To be our life, our light, our way,</text:span></text:p>
            <text:p text:style-name="P4"><text:span text:style-name="T4">Our only hope, our only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5" draw:layer="layout" svg:width="24.384cm" svg:height="7.011cm" svg:x="1.778cm" svg:y="0.417cm">
          <draw:text-box>
            <text:p text:style-name="P4"><text:span text:style-name="T3">5. </text:span><text:span text:style-name="T4">As by one man all mankind fell</text:span></text:p>
            <text:p text:style-name="P4"><text:span text:style-name="T4">And, born in sin, was doomed to hell,</text:span></text:p>
            <text:p text:style-name="P4"><text:span text:style-name="T4">So by one Man, who took our place,</text:span></text:p>
            <text:p text:style-name="P4"><text:span text:style-name="T4">We all were justified by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5" draw:text-style-name="P5" draw:layer="layout" svg:width="24.384cm" svg:height="10.542cm" svg:x="1.778cm" svg:y="0.634cm">
          <draw:text-box>
            <text:p text:style-name="P4"><text:span text:style-name="T3">6. </text:span><text:span text:style-name="T4">We thank You, Christ; new life is ours,</text:span></text:p>
            <text:p text:style-name="P4"><text:span text:style-name="T6">New light, new hope, new strength, new pow’rs.</text:span></text:p>
            <text:p text:style-name="P4"><text:span text:style-name="T4">This grace our ev’ry way attend</text:span></text:p>
            <text:p text:style-name="P4"><text:span text:style-name="T4">Until we reach our journey’s end.</text:span></text:p>
            <text:p text:style-name="P4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<text:s text:c="11"/></text:span><text:span text:style-name="T8"><text:s/></text:span><text:span text:style-name="T8">Public Domain</text:span><text:span text:style-name="T7"> <text:s text:c="7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4:33:33.718000000</meta:creation-date>
    <dc:title>1030 worship</dc:title>
    <meta:editing-duration>PT16M59S</meta:editing-duration>
    <meta:editing-cycles>7</meta:editing-cycles>
    <meta:generator>LibreOffice/6.1.5.2$Windows_X86_64 LibreOffice_project/90f8dcf33c87b3705e78202e3df5142b201bd805</meta:generator>
    <dc:date>2019-04-23T16:30:05.806000000</dc:date>
    <meta:document-statistic meta:object-count="42"/>
  </office:meta>
</office:document-meta>
</file>